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0pt" fo:font-weight="bold" officeooo:rsid="00104dc5" officeooo:paragraph-rsid="00104dc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0pt" fo:font-weight="bold" officeooo:rsid="00104dc5" officeooo:paragraph-rsid="00104dc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04dc5" officeooo:paragraph-rsid="00104dc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33afd0" officeooo:paragraph-rsid="0033afd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35de0b" officeooo:paragraph-rsid="0035de0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36f0be" officeooo:paragraph-rsid="0036f0b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3b9664" officeooo:paragraph-rsid="003b96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fo:font-weight="bold" officeooo:rsid="00104dc5" officeooo:paragraph-rsid="00104dc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15955" officeooo:paragraph-rsid="0031595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1e555" officeooo:paragraph-rsid="0031e5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1ee0e" officeooo:paragraph-rsid="0031ee0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5de0b" officeooo:paragraph-rsid="0035de0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5de0b" officeooo:paragraph-rsid="0036f0b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9bacc" officeooo:paragraph-rsid="0039bac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fo:font-weight="bold" officeooo:rsid="003c7c3c" officeooo:paragraph-rsid="003c7c3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fo:font-size="14pt" fo:font-weight="bold" officeooo:rsid="00104dc5" officeooo:paragraph-rsid="00104dc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use-window-font-color="true" fo:font-size="14pt" fo:font-weight="bold" officeooo:rsid="0033afd0" officeooo:paragraph-rsid="0033afd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fo:font-size="14pt" fo:font-weight="bold" officeooo:rsid="0035de0b" officeooo:paragraph-rsid="0035de0b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263a" style:font-weight-asian="normal" style:font-weight-complex="normal"/>
    </style:style>
    <style:style style:name="T3" style:family="text">
      <style:text-properties fo:font-weight="normal" officeooo:rsid="00315955" style:font-weight-asian="normal" style:font-weight-complex="normal"/>
    </style:style>
    <style:style style:name="T4" style:family="text">
      <style:text-properties fo:font-weight="normal" officeooo:rsid="003dc2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36f0be" style:font-weight-asian="normal" style:font-weight-complex="normal"/>
    </style:style>
    <style:style style:name="T10" style:family="text">
      <style:text-properties style:text-underline-style="none" fo:font-weight="normal" officeooo:rsid="0037e969" style:font-weight-asian="normal" style:font-weight-complex="normal"/>
    </style:style>
    <style:style style:name="T11" style:family="text">
      <style:text-properties style:text-underline-style="none" fo:font-weight="normal" officeooo:rsid="003857c0" style:font-weight-asian="normal" style:font-weight-complex="normal"/>
    </style:style>
    <style:style style:name="T12" style:family="text">
      <style:text-properties style:text-underline-style="none" fo:font-weight="normal" officeooo:rsid="0039bacc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40c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: Definiciones</text:p>
      <text:p text:style-name="P2"/>
      <text:p text:style-name="P8">Vehículo <text:span text:style-name="T1">es cualquier aparato apto para circular por la vía pública y privado.</text:span></text:p>
      <text:p text:style-name="P8"><text:span text:style-name="T1"/></text:p>
      <text:p text:style-name="P8">Vehículo a motor<text:span text:style-name="T1"> es un aparato que cuenta con propulsión propia (algunas excepciones más adelante).</text:span></text:p>
      <text:p text:style-name="P8"><text:span text:style-name="T1"/></text:p>
      <text:p text:style-name="P8">Tomador<text:span text:style-name="T1"> es la persona que contrata el Seguro de Responsabilidad Civil del vehículo con la entidad aseguradora.</text:span></text:p>
      <text:p text:style-name="P8"><text:span text:style-name="T1"/></text:p>
      <text:p text:style-name="P16">Clasificación de vehículos</text:p>
      <text:p text:style-name="P3">Los vehículos pueden ser:</text:p>
      <text:p text:style-name="P3"/>
      <text:p text:style-name="P8">A motor: </text:p>
      <text:p text:style-name="P8"><text:tab/><text:span text:style-name="T1">-Motocicleta con o sin sidecar (cilindrada mayor de 50 cm³ y +45km/h).</text:span></text:p>
      <text:p text:style-name="P8"><text:span text:style-name="T1"><text:tab/>-Vehículo a tres ruedas (triciclo a motor).</text:span></text:p>
      <text:p text:style-name="P8"><text:span text:style-name="T1"><text:tab/>-Cuatriciclo pesado (Quad).</text:span></text:p>
      <text:p text:style-name="P8"><text:span text:style-name="T1"><text:tab/>-Turismo (con culo).</text:span></text:p>
      <text:p text:style-name="P8"><text:span text:style-name="T1"><text:tab/>-Derivado de turismo (sin culo).</text:span></text:p>
      <text:p text:style-name="P8"><text:span text:style-name="T1"><text:tab/>-Vehículo mixto adaptable (puede transportar personas y mercancías a la vez) (furgoneta con <text:tab/>asientos).</text:span></text:p>
      <text:p text:style-name="P8"><text:span text:style-name="T1"><text:tab/>-Camión.</text:span></text:p>
      <text:p text:style-name="P8"><text:span text:style-name="T1"><text:tab/>-Furgón o furgoneta (parecido al mixto adaptable pero está destinado para transporte de <text:tab/>mercancías).</text:span></text:p>
      <text:p text:style-name="P8"><text:span text:style-name="T1"><text:tab/>-</text:span><text:span text:style-name="T2">Tractocamión (destinado al arrastre de un semirremolque).</text:span></text:p>
      <text:p text:style-name="P8"><text:span text:style-name="T2"><text:tab/>-</text:span><text:span text:style-name="T3">Autobuses y Autocares.</text:span></text:p>
      <text:p text:style-name="P8"/>
      <text:p text:style-name="P9">No considerados a motor:</text:p>
      <text:p text:style-name="P9"><text:span text:style-name="T1"/></text:p>
      <text:p text:style-name="P9"><text:span text:style-name="T1"><text:tab/>-Vehículo de tracción animal.</text:span></text:p>
      <text:p text:style-name="P9"><text:span text:style-name="T1"><text:tab/>-Ciclo (bicicleta).</text:span></text:p>
      <text:p text:style-name="P9"><text:span text:style-name="T1"><text:tab/>-Bicicleta de pedales con pedaleo asistido</text:span></text:p>
      <text:p text:style-name="P9"><text:span text:style-name="T1"><text:tab/>-Ciclo de motor (bicicleta con motor que no sobrepasa los 25km/h).</text:span></text:p>
      <text:p text:style-name="P9"><text:span text:style-name="T1"><text:tab/>-Vehículo de movilidad personal (No sobrepasa los 25km/h) (el patinete de los canis).</text:span></text:p>
      <text:p text:style-name="P9"><text:span text:style-name="T1"><text:tab/>-</text:span><text:span text:style-name="T4">Vehículo para personas de movilidad reducida</text:span></text:p>
      <text:p text:style-name="P9"><text:span text:style-name="T1"><text:tab/>-Ciclomotor: Cilindrada inferior a 50 cm³ y máxima velocidad 45km/h.</text:span></text:p>
      <text:p text:style-name="P9"><text:span text:style-name="T1"><text:tab/><text:tab/>+ De dos ruedas.</text:span></text:p>
      <text:p text:style-name="P9"><text:span text:style-name="T1"><text:tab/><text:tab/>+ De tres ruedas.</text:span></text:p>
      <text:p text:style-name="P9"><text:span text:style-name="T1"><text:tab/><text:tab/>+ De cuatro ruedas (cuatriciclo ligero).</text:span></text:p>
      <text:p text:style-name="P9"><text:span text:style-name="T1"><text:tab/>-Tranvía.</text:span></text:p>
      <text:p text:style-name="P9"><text:span text:style-name="T1"><text:tab/>-Remolque y semirremolque.</text:span></text:p>
      <text:p text:style-name="P9"><text:span text:style-name="T1"><text:tab/>-Caravana.</text:span></text:p>
      <text:p text:style-name="P9"><text:span text:style-name="T1"/></text:p>
      <text:p text:style-name="P10">Vehículos especiales: <text:span text:style-name="T1">Agrícolas (tractor), de servicios (limpiador de calle) y de obras (toro mecánico).</text:span></text:p>
      <text:p text:style-name="P10"><text:span text:style-name="T1"/></text:p>
      <text:p text:style-name="P11">Definiciones relativas al peso<text:span text:style-name="T1">:</text:span></text:p>
      <text:p text:style-name="P11"><text:span text:style-name="T1"/></text:p>
      <text:p text:style-name="P11"><text:span text:style-name="T1"><text:tab/>-</text:span><text:span text:style-name="T6">MMA (Masa Máxima Autorizada)</text:span><text:span text:style-name="T8">:</text:span><text:span text:style-name="T1">Es lo que puede pesar el vehículo incluyendo el peso del </text:span></text:p>
      <text:p text:style-name="P11"><text:span text:style-name="T1"><text:tab/>mismo. Por ejemplo, si tu Peugeot 307 tiene MMA de 6000kg y por si solo pesa 3000kg, </text:span></text:p>
      <text:p text:style-name="P11"><text:span text:style-name="T1"><text:tab/>solo podrás meter 3000kg de peso</text:span></text:p>
      <text:p text:style-name="P11"><text:soft-page-break/><text:span text:style-name="T1"><text:tab/></text:span></text:p>
      <text:p text:style-name="P11"><text:span text:style-name="T1"><text:tab/>-</text:span><text:span text:style-name="T6">Masa en carga</text:span><text:span text:style-name="T1">: Masa actual del vehículo. Si te piden masa en cargar tendrás que sumar lo </text:span></text:p>
      <text:p text:style-name="P11"><text:span text:style-name="T1"><text:tab/>que llevas más la TARA o masa en vacío</text:span></text:p>
      <text:p text:style-name="P11"><text:span text:style-name="T1"/></text:p>
      <text:p text:style-name="P11"><text:span text:style-name="T1"><text:tab/>-</text:span><text:span text:style-name="T6">Masa en vacío o TARA</text:span><text:span text:style-name="T1">: <text:s/>Masa total del vehículo con su equipo fijo sin pasajeros ni carga y <text:tab/>con el depósito de agua y combustible lleno.</text:span></text:p>
      <text:p text:style-name="P10"/>
      <text:p text:style-name="P10"><text:tab/></text:p>
      <text:p text:style-name="P10"/>
      <text:p text:style-name="P17">Vías</text:p>
      <text:p text:style-name="P17"/>
      <text:p text:style-name="P4">Una <text:span text:style-name="T14">vía</text:span> es toda carretera, camino público o privado, destinados al uso de los usuarios.</text:p>
      <text:p text:style-name="P4"/>
      <text:p text:style-name="P4">Según donde <text:span text:style-name="T14">estén situadas </text:span>las vías pueden ser:</text:p>
      <text:p text:style-name="P4"/>
      <text:p text:style-name="P4"><text:tab/>-<text:span text:style-name="T5">En poblado</text:span>: Zona con edificios que tiene señalizada una entrada y una salida y tiene </text:p>
      <text:p text:style-name="P4"><text:tab/>dos tipos: </text:p>
      <text:p text:style-name="P4"><text:tab/><text:tab/><text:tab/>+Travesía: Vía que atraviesa todo el poblado <text:span text:style-name="T15">(mismas reglas que dentro del </text:span></text:p>
      <text:p text:style-name="P4"><text:tab/><text:tab/><text:tab/><text:span text:style-name="T15">poblado).</text:span></text:p>
      <text:p text:style-name="P4"><text:tab/><text:tab/><text:tab/>+Vía urbana: Todo lo que no es travesía.</text:p>
      <text:p text:style-name="P4"><text:tab/>-<text:span text:style-name="T5">Fuera de poblado</text:span><text:span text:style-name="T7">: Vía interurbana que es una vía pública fuera de poblado.</text:span></text:p>
      <text:p text:style-name="P4"><text:span text:style-name="T7"/></text:p>
      <text:p text:style-name="P18"><text:span text:style-name="T7">Carreteras</text:span></text:p>
      <text:p text:style-name="P18"><text:span text:style-name="T7"/></text:p>
      <text:p text:style-name="P12"><text:span text:style-name="T7">Una carretera</text:span><text:span text:style-name="T8"> es toda vía pública situada fuera de poblado (excepto travesías que son también carreteras).</text:span></text:p>
      <text:p text:style-name="P12"><text:span text:style-name="T8"/></text:p>
      <text:p text:style-name="P12"><text:span text:style-name="T8">Las </text:span><text:span text:style-name="T7">carreteras</text:span><text:span text:style-name="T8"> pueden ser:</text:span></text:p>
      <text:p text:style-name="P12"><text:span text:style-name="T8"/></text:p>
      <text:p text:style-name="P12"><text:span text:style-name="T8"><text:tab/>-Autopista: Vía proyectada, construida y señalizada para la circulación exclusiva de </text:span></text:p>
      <text:p text:style-name="P12"><text:span text:style-name="T8"><text:tab/>automóviles. Puede ser de pago (peaje) y no se posee acceso directo desde las propiedades</text:span></text:p>
      <text:p text:style-name="P13"><text:span text:style-name="T8"><text:tab/>colindantes (de al lado) </text:span><text:span text:style-name="T9">(V</text:span><text:span text:style-name="T8">elocidad máxima de 120km/h</text:span><text:span text:style-name="T9">).</text:span></text:p>
      <text:p text:style-name="P12"><text:span text:style-name="T8"/></text:p>
      <text:p text:style-name="P12"><text:span text:style-name="T8"><text:tab/>-Autovía: A diferencia de las autopistas, no pueden ser de pago y se puede tener acceso </text:span></text:p>
      <text:p text:style-name="P13"><text:span text:style-name="T8"><text:tab/>desde las propiedades colindantes. </text:span><text:span text:style-name="T9">(V</text:span><text:span text:style-name="T8">elocidad máxima de 120km/h</text:span><text:span text:style-name="T9">).</text:span></text:p>
      <text:p text:style-name="P12"><text:span text:style-name="T8"/></text:p>
      <text:p text:style-name="P12"><text:span text:style-name="T8"><text:tab/>-</text:span><text:span text:style-name="T10">Vías para automóviles: Vías que solo pueden usar los automóviles (una única calzada y sin </text:span></text:p>
      <text:p text:style-name="P12"><text:span text:style-name="T10"><text:tab/>acceso directo desde las propiedades colindantes).</text:span></text:p>
      <text:p text:style-name="P12"><text:span text:style-name="T10"/></text:p>
      <text:p text:style-name="P12"><text:span text:style-name="T10"><text:tab/></text:span><text:span text:style-name="T12">Otras vías: Vías de servicio, pecuarias (de animales) y ciclistas.</text:span></text:p>
      <text:p text:style-name="P12"><text:span text:style-name="T10"/></text:p>
      <text:p text:style-name="P12"><text:span text:style-name="T10"><text:tab/>-</text:span><text:span text:style-name="T11">Carreteras convencionales: Cualquier carretera no explicada anteriormente.</text:span></text:p>
      <text:p text:style-name="P12"><text:span text:style-name="T8"/></text:p>
      <text:p text:style-name="P14"><text:span text:style-name="T8">La vía se compone de </text:span><text:span text:style-name="T7">arcén, calzada, mediana, plataforma y carriles.</text:span></text:p>
      <text:p text:style-name="P14"><text:span text:style-name="T7"/></text:p>
      <text:p text:style-name="P7"><text:span text:style-name="T7">Respecto a la zona peatonal nos podemos encontrar con los </text:span><text:span text:style-name="T13">refugios y aceras.</text:span></text:p>
      <text:p text:style-name="P7"><text:span text:style-name="T8"/></text:p>
      <text:p text:style-name="P7"><text:span text:style-name="T13">Zona de frenado de emergencia</text:span><text:span text:style-name="T7">: una prolongación alternativa de la carretera donde si a un vehículo le fallan los frenos, puede entrar para frenarse solo y evitar un accidente.</text:span></text:p>
      <text:p text:style-name="P7"><text:span text:style-name="T7"/></text:p>
      <text:p text:style-name="P7"><text:span text:style-name="T13">Glorieta</text:span><text:span text:style-name="T7">(rotonda)</text:span></text:p>
      <text:p text:style-name="P7"><text:span text:style-name="T13">Glorieta partida</text:span><text:span text:style-name="T7">( igual que la glorieta pero un carril atraviesa el medio de la rotonda)</text:span></text:p>
      <text:p text:style-name="P15"><text:soft-page-break/><text:span text:style-name="T7">Isleta</text:span><text:span text:style-name="T8">: Pintadas que hay en el suelo para guiar la circulación</text:span></text:p>
      <text:p text:style-name="P15"><text:span text:style-name="T7">Paso a nivel</text:span><text:span text:style-name="T8">: Cruce a la misma altura de la vía con una línea de tren.</text:span></text:p>
      <text:p text:style-name="P15"><text:span text:style-name="T8"/></text:p>
      <text:p text:style-name="P15"><text:span text:style-name="T8"/></text:p>
      <text:p text:style-name="P15"><text:span text:style-name="T8">También hay que saber lo que es un </text:span><text:span text:style-name="T7">cambio de rasante</text:span><text:span text:style-name="T8"> e identificar cuando puede ser peligroso (debido a la ubicación no se nos permite ver al conductor que viene en dirección contraria con suficiente antelación como para reaccionar).</text:span></text:p>
      <text:p text:style-name="P5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5:42:21.378537699</meta:creation-date>
    <meta:generator>LibreOffice/6.4.7.2$Linux_X86_64 LibreOffice_project/40$Build-2</meta:generator>
    <dc:date>2021-11-05T17:19:16.650515596</dc:date>
    <meta:editing-duration>PT1H37M1S</meta:editing-duration>
    <meta:editing-cycles>15</meta:editing-cycles>
    <meta:document-statistic meta:table-count="0" meta:image-count="0" meta:object-count="0" meta:page-count="3" meta:paragraph-count="70" meta:word-count="637" meta:character-count="4036" meta:non-whitespace-character-count="3400"/>
  </office:meta>
</office:document-meta>
</file>